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</text:p>
          </table:table-cell>
          <table:table-cell office:value-type="string" calcext:value-type="string">
            <text:p>Solid fuels</text:p>
          </table:table-cell>
          <table:table-cell office:value-type="string" calcext:value-type="string">
            <text:p>Crude oil (without NGL)</text:p>
          </table:table-cell>
          <table:table-cell office:value-type="string" calcext:value-type="string">
            <text:p>Natural gas</text:p>
          </table:table-cell>
          <table:table-cell table:style-name="Default" office:value-type="string" calcext:value-type="string">
            <text:p>Nuclear heat</text:p>
          </table:table-cell>
          <table:table-cell office:value-type="string" calcext:value-type="string">
            <text:p>Renewable energies</text:p>
          </table:table-cell>
          <table:table-cell table:style-name="ce1" office:value-type="string" calcext:value-type="string">
            <text:p>Solid fuels</text:p>
          </table:table-cell>
          <table:table-cell table:style-name="ce1" office:value-type="string" calcext:value-type="string">
            <text:p>Crude oil (without NGL)</text:p>
          </table:table-cell>
          <table:table-cell table:style-name="ce1" office:value-type="string" calcext:value-type="string">
            <text:p>Natural gas</text:p>
          </table:table-cell>
          <table:table-cell office:value-type="string" calcext:value-type="string">
            <text:p>Nuclear heat</text:p>
          </table:table-cell>
          <table:table-cell table:style-name="ce1" office:value-type="string" calcext:value-type="string">
            <text:p>Renewable energies</text:p>
          </table:table-cell>
        </table:table-row>
        <table:table-row table:style-name="ro2">
          <table:table-cell/>
          <table:table-cell office:value-type="string" calcext:value-type="string">
            <text:p>EU (28 countries)</text:p>
          </table:table-cell>
          <table:table-cell office:value-type="float" office:value="755389.4" calcext:value-type="float">
            <text:p>755389.4</text:p>
          </table:table-cell>
          <table:table-cell office:value-type="float" office:value="131850" calcext:value-type="float">
            <text:p>131850</text:p>
          </table:table-cell>
          <table:table-cell office:value-type="float" office:value="68028.5" calcext:value-type="float">
            <text:p>68028.5</text:p>
          </table:table-cell>
          <table:table-cell office:value-type="float" office:value="107238.2" calcext:value-type="float">
            <text:p>107238.2</text:p>
          </table:table-cell>
          <table:table-cell office:value-type="float" office:value="216702.6" calcext:value-type="float">
            <text:p>216702.6</text:p>
          </table:table-cell>
          <table:table-cell office:value-type="float" office:value="210708" calcext:value-type="float">
            <text:p>210708</text:p>
          </table:table-cell>
          <table:table-cell table:formula="of:=[.D3]/[.$C3]" office:value-type="float" office:value="0.174545737602354" calcext:value-type="float">
            <text:p>0.174545737602354</text:p>
          </table:table-cell>
          <table:table-cell table:formula="of:=[.E3]/[.$C3]" office:value-type="float" office:value="0.0900575252975485" calcext:value-type="float">
            <text:p>0.090057525297549</text:p>
          </table:table-cell>
          <table:table-cell table:formula="of:=[.F3]/[.$C3]" office:value-type="float" office:value="0.141964131347355" calcext:value-type="float">
            <text:p>0.141964131347355</text:p>
          </table:table-cell>
          <table:table-cell table:formula="of:=[.G3]/[.$C3]" office:value-type="float" office:value="0.286875351970785" calcext:value-type="float">
            <text:p>0.286875351970785</text:p>
          </table:table-cell>
          <table:table-cell table:formula="of:=[.H3]/[.$C3]" office:value-type="float" office:value="0.278939577388827" calcext:value-type="float">
            <text:p>0.278939577388827</text:p>
          </table:table-cell>
        </table:table-row>
        <table:table-row table:style-name="ro2">
          <table:table-cell/>
          <table:table-cell office:value-type="string" calcext:value-type="string">
            <text:p>Euro area (19 countries)</text:p>
          </table:table-cell>
          <table:table-cell office:value-type="float" office:value="440669.9" calcext:value-type="float">
            <text:p>440669.9</text:p>
          </table:table-cell>
          <table:table-cell office:value-type="float" office:value="50378.5" calcext:value-type="float">
            <text:p>50378.5</text:p>
          </table:table-cell>
          <table:table-cell office:value-type="float" office:value="9079.1" calcext:value-type="float">
            <text:p>9079.1</text:p>
          </table:table-cell>
          <table:table-cell office:value-type="float" office:value="52982.2" calcext:value-type="float">
            <text:p>52982.2</text:p>
          </table:table-cell>
          <table:table-cell office:value-type="float" office:value="164527.9" calcext:value-type="float">
            <text:p>164527.9</text:p>
          </table:table-cell>
          <table:table-cell office:value-type="float" office:value="150613.7" calcext:value-type="float">
            <text:p>150613.7</text:p>
          </table:table-cell>
          <table:table-cell table:formula="of:=[.D4]/[.$C4]" office:value-type="float" office:value="0.114322534849782" calcext:value-type="float">
            <text:p>0.114322534849782</text:p>
          </table:table-cell>
          <table:table-cell table:formula="of:=[.E4]/[.$C4]" office:value-type="float" office:value="0.0206029501901537" calcext:value-type="float">
            <text:p>0.020602950190154</text:p>
          </table:table-cell>
          <table:table-cell table:formula="of:=[.F4]/[.$C4]" office:value-type="float" office:value="0.120231039151982" calcext:value-type="float">
            <text:p>0.120231039151982</text:p>
          </table:table-cell>
          <table:table-cell table:formula="of:=[.G4]/[.$C4]" office:value-type="float" office:value="0.373358606975425" calcext:value-type="float">
            <text:p>0.373358606975425</text:p>
          </table:table-cell>
          <table:table-cell table:formula="of:=[.H4]/[.$C4]" office:value-type="float" office:value="0.341783498260262" calcext:value-type="float">
            <text:p>0.341783498260262</text:p>
          </table:table-cell>
        </table:table-row>
        <table:table-row table:style-name="ro2">
          <table:table-cell/>
          <table:table-cell office:value-type="string" calcext:value-type="string">
            <text:p>Belgium</text:p>
          </table:table-cell>
          <table:table-cell office:value-type="float" office:value="14969" calcext:value-type="float">
            <text:p>1496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11226.9" calcext:value-type="float">
            <text:p>11226.9</text:p>
          </table:table-cell>
          <table:table-cell office:value-type="float" office:value="3065.6" calcext:value-type="float">
            <text:p>3065.6</text:p>
          </table:table-cell>
          <table:table-cell table:formula="of:=[.D5]/[.$C5]" office:value-type="float" office:value="0" calcext:value-type="float">
            <text:p>0</text:p>
          </table:table-cell>
          <table:table-cell table:formula="of:=[.E5]/[.$C5]" office:value-type="string" office:string-value="" calcext:value-type="error">
            <text:p>#VALUE!</text:p>
          </table:table-cell>
          <table:table-cell table:formula="of:=[.F5]/[.$C5]" office:value-type="float" office:value="0" calcext:value-type="float">
            <text:p>0</text:p>
          </table:table-cell>
          <table:table-cell table:formula="of:=[.G5]/[.$C5]" office:value-type="float" office:value="0.750010020709466" calcext:value-type="float">
            <text:p>0.750010020709466</text:p>
          </table:table-cell>
          <table:table-cell table:formula="of:=[.H5]/[.$C5]" office:value-type="float" office:value="0.204796579597835" calcext:value-type="float">
            <text:p>0.204796579597835</text:p>
          </table:table-cell>
        </table:table-row>
        <table:table-row table:style-name="ro2">
          <table:table-cell/>
          <table:table-cell office:value-type="string" calcext:value-type="string">
            <text:p>Bulgaria</text:p>
          </table:table-cell>
          <table:table-cell office:value-type="float" office:value="11218" calcext:value-type="float">
            <text:p>11218</text:p>
          </table:table-cell>
          <table:table-cell office:value-type="float" office:value="5081.3" calcext:value-type="float">
            <text:p>5081.3</text:p>
          </table:table-cell>
          <table:table-cell office:value-type="float" office:value="23.2" calcext:value-type="float">
            <text:p>23.2</text:p>
          </table:table-cell>
          <table:table-cell office:value-type="float" office:value="76.7" calcext:value-type="float">
            <text:p>76.7</text:p>
          </table:table-cell>
          <table:table-cell office:value-type="float" office:value="4084.1" calcext:value-type="float">
            <text:p>4084.1</text:p>
          </table:table-cell>
          <table:table-cell office:value-type="float" office:value="1921.2" calcext:value-type="float">
            <text:p>1921.2</text:p>
          </table:table-cell>
          <table:table-cell table:formula="of:=[.D6]/[.$C6]" office:value-type="float" office:value="0.452959529327866" calcext:value-type="float">
            <text:p>0.452959529327866</text:p>
          </table:table-cell>
          <table:table-cell table:formula="of:=[.E6]/[.$C6]" office:value-type="float" office:value="0.00206810483152077" calcext:value-type="float">
            <text:p>0.002068104831521</text:p>
          </table:table-cell>
          <table:table-cell table:formula="of:=[.F6]/[.$C6]" office:value-type="float" office:value="0.00683722588696737" calcext:value-type="float">
            <text:p>0.006837225886967</text:p>
          </table:table-cell>
          <table:table-cell table:formula="of:=[.G6]/[.$C6]" office:value-type="float" office:value="0.364066678552327" calcext:value-type="float">
            <text:p>0.364066678552327</text:p>
          </table:table-cell>
          <table:table-cell table:formula="of:=[.H6]/[.$C6]" office:value-type="float" office:value="0.171260474237832" calcext:value-type="float">
            <text:p>0.171260474237832</text:p>
          </table:table-cell>
        </table:table-row>
        <table:table-row table:style-name="ro2">
          <table:table-cell/>
          <table:table-cell office:value-type="string" calcext:value-type="string">
            <text:p>Czechia</text:p>
          </table:table-cell>
          <table:table-cell office:value-type="float" office:value="27158.6" calcext:value-type="float">
            <text:p>27158.6</text:p>
          </table:table-cell>
          <table:table-cell office:value-type="float" office:value="15972.7" calcext:value-type="float">
            <text:p>15972.7</text:p>
          </table:table-cell>
          <table:table-cell office:value-type="float" office:value="117.5" calcext:value-type="float">
            <text:p>117.5</text:p>
          </table:table-cell>
          <table:table-cell office:value-type="float" office:value="180.2" calcext:value-type="float">
            <text:p>180.2</text:p>
          </table:table-cell>
          <table:table-cell office:value-type="float" office:value="6238.8" calcext:value-type="float">
            <text:p>6238.8</text:p>
          </table:table-cell>
          <table:table-cell office:value-type="float" office:value="4278.9" calcext:value-type="float">
            <text:p>4278.9</text:p>
          </table:table-cell>
          <table:table-cell table:formula="of:=[.D7]/[.$C7]" office:value-type="float" office:value="0.588126781203744" calcext:value-type="float">
            <text:p>0.588126781203744</text:p>
          </table:table-cell>
          <table:table-cell table:formula="of:=[.E7]/[.$C7]" office:value-type="float" office:value="0.00432643803436112" calcext:value-type="float">
            <text:p>0.004326438034361</text:p>
          </table:table-cell>
          <table:table-cell table:formula="of:=[.F7]/[.$C7]" office:value-type="float" office:value="0.00663509901099468" calcext:value-type="float">
            <text:p>0.006635099010995</text:p>
          </table:table-cell>
          <table:table-cell table:formula="of:=[.G7]/[.$C7]" office:value-type="float" office:value="0.229717290287423" calcext:value-type="float">
            <text:p>0.229717290287423</text:p>
          </table:table-cell>
          <table:table-cell table:formula="of:=[.H7]/[.$C7]" office:value-type="float" office:value="0.157552303874279" calcext:value-type="float">
            <text:p>0.157552303874279</text:p>
          </table:table-cell>
        </table:table-row>
        <table:table-row table:style-name="ro2">
          <table:table-cell/>
          <table:table-cell office:value-type="string" calcext:value-type="string">
            <text:p>Denmark</text:p>
          </table:table-cell>
          <table:table-cell office:value-type="float" office:value="14948.7" calcext:value-type="float">
            <text:p>14948.7</text:p>
          </table:table-cell>
          <table:table-cell office:value-type="float" office:value="0" calcext:value-type="float">
            <text:p>0</text:p>
          </table:table-cell>
          <table:table-cell office:value-type="float" office:value="7026.3" calcext:value-type="float">
            <text:p>7026.3</text:p>
          </table:table-cell>
          <table:table-cell office:value-type="float" office:value="4054.1" calcext:value-type="float">
            <text:p>4054.1</text:p>
          </table:table-cell>
          <table:table-cell office:value-type="float" office:value="0" calcext:value-type="float">
            <text:p>0</text:p>
          </table:table-cell>
          <table:table-cell office:value-type="float" office:value="3492.3" calcext:value-type="float">
            <text:p>3492.3</text:p>
          </table:table-cell>
          <table:table-cell table:formula="of:=[.D8]/[.$C8]" office:value-type="float" office:value="0" calcext:value-type="float">
            <text:p>0</text:p>
          </table:table-cell>
          <table:table-cell table:formula="of:=[.E8]/[.$C8]" office:value-type="float" office:value="0.470027494029581" calcext:value-type="float">
            <text:p>0.470027494029581</text:p>
          </table:table-cell>
          <table:table-cell table:formula="of:=[.F8]/[.$C8]" office:value-type="float" office:value="0.271200840206841" calcext:value-type="float">
            <text:p>0.271200840206841</text:p>
          </table:table-cell>
          <table:table-cell table:formula="of:=[.G8]/[.$C8]" office:value-type="float" office:value="0" calcext:value-type="float">
            <text:p>0</text:p>
          </table:table-cell>
          <table:table-cell table:formula="of:=[.H8]/[.$C8]" office:value-type="float" office:value="0.233618976901001" calcext:value-type="float">
            <text:p>0.233618976901001</text:p>
          </table:table-cell>
        </table:table-row>
        <table:table-row table:style-name="ro2">
          <table:table-cell/>
          <table:table-cell office:value-type="string" calcext:value-type="string">
            <text:p>Germany</text:p>
          </table:table-cell>
          <table:table-cell office:value-type="float" office:value="115649.5" calcext:value-type="float">
            <text:p>115649.5</text:p>
          </table:table-cell>
          <table:table-cell office:value-type="float" office:value="39725" calcext:value-type="float">
            <text:p>39725</text:p>
          </table:table-cell>
          <table:table-cell office:value-type="float" office:value="2342.9" calcext:value-type="float">
            <text:p>2342.9</text:p>
          </table:table-cell>
          <table:table-cell office:value-type="float" office:value="6550.9" calcext:value-type="float">
            <text:p>6550.9</text:p>
          </table:table-cell>
          <table:table-cell office:value-type="float" office:value="21831.6" calcext:value-type="float">
            <text:p>21831.6</text:p>
          </table:table-cell>
          <table:table-cell office:value-type="float" office:value="39481.4" calcext:value-type="float">
            <text:p>39481.4</text:p>
          </table:table-cell>
          <table:table-cell table:formula="of:=[.D9]/[.$C9]" office:value-type="float" office:value="0.343494783807971" calcext:value-type="float">
            <text:p>0.343494783807971</text:p>
          </table:table-cell>
          <table:table-cell table:formula="of:=[.E9]/[.$C9]" office:value-type="float" office:value="0.0202586262802693" calcext:value-type="float">
            <text:p>0.020258626280269</text:p>
          </table:table-cell>
          <table:table-cell table:formula="of:=[.F9]/[.$C9]" office:value-type="float" office:value="0.0566444299370079" calcext:value-type="float">
            <text:p>0.056644429937008</text:p>
          </table:table-cell>
          <table:table-cell table:formula="of:=[.G9]/[.$C9]" office:value-type="float" office:value="0.188773838192124" calcext:value-type="float">
            <text:p>0.188773838192124</text:p>
          </table:table-cell>
          <table:table-cell table:formula="of:=[.H9]/[.$C9]" office:value-type="float" office:value="0.341388419318717" calcext:value-type="float">
            <text:p>0.341388419318717</text:p>
          </table:table-cell>
        </table:table-row>
        <table:table-row table:style-name="ro2">
          <table:table-cell/>
          <table:table-cell office:value-type="string" calcext:value-type="string">
            <text:p>Estonia</text:p>
          </table:table-cell>
          <table:table-cell office:value-type="float" office:value="4676.9" calcext:value-type="float">
            <text:p>4676.9</text:p>
          </table:table-cell>
          <table:table-cell office:value-type="float" office:value="3146" calcext:value-type="float">
            <text:p>3146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0.6" calcext:value-type="float">
            <text:p>1460.6</text:p>
          </table:table-cell>
          <table:table-cell table:formula="of:=[.D10]/[.$C10]" office:value-type="float" office:value="0.672667792768714" calcext:value-type="float">
            <text:p>0.672667792768714</text:p>
          </table:table-cell>
          <table:table-cell table:formula="of:=[.E10]/[.$C10]" office:value-type="string" office:string-value="" calcext:value-type="error">
            <text:p>#VALUE!</text:p>
          </table:table-cell>
          <table:table-cell table:formula="of:=[.F10]/[.$C10]" office:value-type="float" office:value="0" calcext:value-type="float">
            <text:p>0</text:p>
          </table:table-cell>
          <table:table-cell table:formula="of:=[.G10]/[.$C10]" office:value-type="float" office:value="0" calcext:value-type="float">
            <text:p>0</text:p>
          </table:table-cell>
          <table:table-cell table:formula="of:=[.H10]/[.$C10]" office:value-type="float" office:value="0.312300883063568" calcext:value-type="float">
            <text:p>0.312300883063568</text:p>
          </table:table-cell>
        </table:table-row>
        <table:table-row table:style-name="ro2">
          <table:table-cell/>
          <table:table-cell office:value-type="string" calcext:value-type="string">
            <text:p>Ireland</text:p>
          </table:table-cell>
          <table:table-cell office:value-type="float" office:value="4201.4" calcext:value-type="float">
            <text:p>4201.4</text:p>
          </table:table-cell>
          <table:table-cell office:value-type="float" office:value="679.1" calcext:value-type="float">
            <text:p>679.1</text:p>
          </table:table-cell>
          <table:table-cell table:style-name="ce2" office:value-type="string" calcext:value-type="string">
            <text:p>:</text:p>
          </table:table-cell>
          <table:table-cell office:value-type="float" office:value="2483.2" calcext:value-type="float">
            <text:p>2483.2</text:p>
          </table:table-cell>
          <table:table-cell office:value-type="float" office:value="0" calcext:value-type="float">
            <text:p>0</text:p>
          </table:table-cell>
          <table:table-cell office:value-type="float" office:value="972.8" calcext:value-type="float">
            <text:p>972.8</text:p>
          </table:table-cell>
          <table:table-cell table:formula="of:=[.D11]/[.$C11]" office:value-type="float" office:value="0.161636597324701" calcext:value-type="float">
            <text:p>0.161636597324701</text:p>
          </table:table-cell>
          <table:table-cell table:formula="of:=[.E11]/[.$C11]" office:value-type="string" office:string-value="" calcext:value-type="error">
            <text:p>#VALUE!</text:p>
          </table:table-cell>
          <table:table-cell table:formula="of:=[.F11]/[.$C11]" office:value-type="float" office:value="0.591041081544247" calcext:value-type="float">
            <text:p>0.591041081544247</text:p>
          </table:table-cell>
          <table:table-cell table:formula="of:=[.G11]/[.$C11]" office:value-type="float" office:value="0" calcext:value-type="float">
            <text:p>0</text:p>
          </table:table-cell>
          <table:table-cell table:formula="of:=[.H11]/[.$C11]" office:value-type="float" office:value="0.231541866996715" calcext:value-type="float">
            <text:p>0.231541866996715</text:p>
          </table:table-cell>
        </table:table-row>
        <table:table-row table:style-name="ro2">
          <table:table-cell/>
          <table:table-cell office:value-type="string" calcext:value-type="string">
            <text:p>Greece</text:p>
          </table:table-cell>
          <table:table-cell office:value-type="float" office:value="6722.5" calcext:value-type="float">
            <text:p>6722.5</text:p>
          </table:table-cell>
          <table:table-cell office:value-type="float" office:value="3972.6" calcext:value-type="float">
            <text:p>3972.6</text:p>
          </table:table-cell>
          <table:table-cell office:value-type="float" office:value="178.7" calcext:value-type="float">
            <text:p>178.7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2501.5" calcext:value-type="float">
            <text:p>2501.5</text:p>
          </table:table-cell>
          <table:table-cell table:formula="of:=[.D12]/[.$C12]" office:value-type="float" office:value="0.590940870211975" calcext:value-type="float">
            <text:p>0.590940870211975</text:p>
          </table:table-cell>
          <table:table-cell table:formula="of:=[.E12]/[.$C12]" office:value-type="float" office:value="0.0265823726292302" calcext:value-type="float">
            <text:p>0.02658237262923</text:p>
          </table:table-cell>
          <table:table-cell table:formula="of:=[.F12]/[.$C12]" office:value-type="float" office:value="0.0014280401636296" calcext:value-type="float">
            <text:p>0.00142804016363</text:p>
          </table:table-cell>
          <table:table-cell table:formula="of:=[.G12]/[.$C12]" office:value-type="float" office:value="0" calcext:value-type="float">
            <text:p>0</text:p>
          </table:table-cell>
          <table:table-cell table:formula="of:=[.H12]/[.$C12]" office:value-type="float" office:value="0.372108590554109" calcext:value-type="float">
            <text:p>0.372108590554109</text:p>
          </table:table-cell>
        </table:table-row>
        <table:table-row table:style-name="ro2">
          <table:table-cell/>
          <table:table-cell office:value-type="string" calcext:value-type="string">
            <text:p>Spain</text:p>
          </table:table-cell>
          <table:table-cell office:value-type="float" office:value="33970.1" calcext:value-type="float">
            <text:p>33970.1</text:p>
          </table:table-cell>
          <table:table-cell office:value-type="float" office:value="736.2" calcext:value-type="float">
            <text:p>736.2</text:p>
          </table:table-cell>
          <table:table-cell office:value-type="float" office:value="141.1" calcext:value-type="float">
            <text:p>141.1</text:p>
          </table:table-cell>
          <table:table-cell office:value-type="float" office:value="48" calcext:value-type="float">
            <text:p>48</text:p>
          </table:table-cell>
          <table:table-cell office:value-type="float" office:value="15124.6" calcext:value-type="float">
            <text:p>15124.6</text:p>
          </table:table-cell>
          <table:table-cell office:value-type="float" office:value="17685.1" calcext:value-type="float">
            <text:p>17685.1</text:p>
          </table:table-cell>
          <table:table-cell table:formula="of:=[.D13]/[.$C13]" office:value-type="float" office:value="0.0216719997880489" calcext:value-type="float">
            <text:p>0.021671999788049</text:p>
          </table:table-cell>
          <table:table-cell table:formula="of:=[.E13]/[.$C13]" office:value-type="float" office:value="0.00415365277111342" calcext:value-type="float">
            <text:p>0.004153652771113</text:p>
          </table:table-cell>
          <table:table-cell table:formula="of:=[.F13]/[.$C13]" office:value-type="float" office:value="0.00141300732114418" calcext:value-type="float">
            <text:p>0.001413007321144</text:p>
          </table:table-cell>
          <table:table-cell table:formula="of:=[.G13]/[.$C13]" office:value-type="float" office:value="0.445232719362027" calcext:value-type="float">
            <text:p>0.445232719362027</text:p>
          </table:table-cell>
          <table:table-cell table:formula="of:=[.H13]/[.$C13]" office:value-type="float" office:value="0.520607828649312" calcext:value-type="float">
            <text:p>0.520607828649312</text:p>
          </table:table-cell>
        </table:table-row>
        <table:table-row table:style-name="ro2">
          <table:table-cell/>
          <table:table-cell office:value-type="string" calcext:value-type="string">
            <text:p>France</text:p>
          </table:table-cell>
          <table:table-cell office:value-type="float" office:value="130574.6" calcext:value-type="float">
            <text:p>130574.6</text:p>
          </table:table-cell>
          <table:table-cell office:value-type="float" office:value="0" calcext:value-type="float">
            <text:p>0</text:p>
          </table:table-cell>
          <table:table-cell office:value-type="float" office:value="824.8" calcext:value-type="float">
            <text:p>824.8</text:p>
          </table:table-cell>
          <table:table-cell office:value-type="float" office:value="18" calcext:value-type="float">
            <text:p>18</text:p>
          </table:table-cell>
          <table:table-cell office:value-type="float" office:value="104005.6" calcext:value-type="float">
            <text:p>104005.6</text:p>
          </table:table-cell>
          <table:table-cell office:value-type="float" office:value="23895.7" calcext:value-type="float">
            <text:p>23895.7</text:p>
          </table:table-cell>
          <table:table-cell table:formula="of:=[.D14]/[.$C14]" office:value-type="float" office:value="0" calcext:value-type="float">
            <text:p>0</text:p>
          </table:table-cell>
          <table:table-cell table:formula="of:=[.E14]/[.$C14]" office:value-type="float" office:value="0.00631669559010711" calcext:value-type="float">
            <text:p>0.006316695590107</text:p>
          </table:table-cell>
          <table:table-cell table:formula="of:=[.F14]/[.$C14]" office:value-type="float" office:value="0.000137852231597876" calcext:value-type="float">
            <text:p>0.000137852231598</text:p>
          </table:table-cell>
          <table:table-cell table:formula="of:=[.G14]/[.$C14]" office:value-type="float" office:value="0.796522447704224" calcext:value-type="float">
            <text:p>0.796522447704224</text:p>
          </table:table-cell>
          <table:table-cell table:formula="of:=[.H14]/[.$C14]" office:value-type="float" office:value="0.183004198366298" calcext:value-type="float">
            <text:p>0.183004198366298</text:p>
          </table:table-cell>
        </table:table-row>
        <table:table-row table:style-name="ro2">
          <table:table-cell/>
          <table:table-cell office:value-type="string" calcext:value-type="string">
            <text:p>Croatia</text:p>
          </table:table-cell>
          <table:table-cell office:value-type="float" office:value="4409.1" calcext:value-type="float">
            <text:p>4409.1</text:p>
          </table:table-cell>
          <table:table-cell office:value-type="float" office:value="0" calcext:value-type="float">
            <text:p>0</text:p>
          </table:table-cell>
          <table:table-cell office:value-type="float" office:value="683.2" calcext:value-type="float">
            <text:p>683.2</text:p>
          </table:table-cell>
          <table:table-cell office:value-type="float" office:value="1369.1" calcext:value-type="float">
            <text:p>1369.1</text:p>
          </table:table-cell>
          <table:table-cell office:value-type="float" office:value="0" calcext:value-type="float">
            <text:p>0</text:p>
          </table:table-cell>
          <table:table-cell office:value-type="float" office:value="2281.6" calcext:value-type="float">
            <text:p>2281.6</text:p>
          </table:table-cell>
          <table:table-cell table:formula="of:=[.D15]/[.$C15]" office:value-type="float" office:value="0" calcext:value-type="float">
            <text:p>0</text:p>
          </table:table-cell>
          <table:table-cell table:formula="of:=[.E15]/[.$C15]" office:value-type="float" office:value="0.154952257830396" calcext:value-type="float">
            <text:p>0.154952257830396</text:p>
          </table:table-cell>
          <table:table-cell table:formula="of:=[.F15]/[.$C15]" office:value-type="float" office:value="0.310516885532195" calcext:value-type="float">
            <text:p>0.310516885532195</text:p>
          </table:table-cell>
          <table:table-cell table:formula="of:=[.G15]/[.$C15]" office:value-type="float" office:value="0" calcext:value-type="float">
            <text:p>0</text:p>
          </table:table-cell>
          <table:table-cell table:formula="of:=[.H15]/[.$C15]" office:value-type="float" office:value="0.517475221700574" calcext:value-type="float">
            <text:p>0.517475221700574</text:p>
          </table:table-cell>
        </table:table-row>
        <table:table-row table:style-name="ro2">
          <table:table-cell/>
          <table:table-cell office:value-type="string" calcext:value-type="string">
            <text:p>Italy</text:p>
          </table:table-cell>
          <table:table-cell office:value-type="float" office:value="33797.5" calcext:value-type="float">
            <text:p>33797.5</text:p>
          </table:table-cell>
          <table:table-cell office:value-type="float" office:value="0" calcext:value-type="float">
            <text:p>0</text:p>
          </table:table-cell>
          <table:table-cell office:value-type="float" office:value="3773.1" calcext:value-type="float">
            <text:p>3773.1</text:p>
          </table:table-cell>
          <table:table-cell office:value-type="float" office:value="4737.9" calcext:value-type="float">
            <text:p>4737.9</text:p>
          </table:table-cell>
          <table:table-cell office:value-type="float" office:value="0" calcext:value-type="float">
            <text:p>0</text:p>
          </table:table-cell>
          <table:table-cell office:value-type="float" office:value="23820.5" calcext:value-type="float">
            <text:p>23820.5</text:p>
          </table:table-cell>
          <table:table-cell table:formula="of:=[.D16]/[.$C16]" office:value-type="float" office:value="0" calcext:value-type="float">
            <text:p>0</text:p>
          </table:table-cell>
          <table:table-cell table:formula="of:=[.E16]/[.$C16]" office:value-type="float" office:value="0.111638434795473" calcext:value-type="float">
            <text:p>0.111638434795473</text:p>
          </table:table-cell>
          <table:table-cell table:formula="of:=[.F16]/[.$C16]" office:value-type="float" office:value="0.140184924920482" calcext:value-type="float">
            <text:p>0.140184924920482</text:p>
          </table:table-cell>
          <table:table-cell table:formula="of:=[.G16]/[.$C16]" office:value-type="float" office:value="0" calcext:value-type="float">
            <text:p>0</text:p>
          </table:table-cell>
          <table:table-cell table:formula="of:=[.H16]/[.$C16]" office:value-type="float" office:value="0.70480065093572" calcext:value-type="float">
            <text:p>0.70480065093572</text:p>
          </table:table-cell>
        </table:table-row>
        <table:table-row table:style-name="ro2">
          <table:table-cell/>
          <table:table-cell office:value-type="string" calcext:value-type="string">
            <text:p>Cyprus</text:p>
          </table:table-cell>
          <table:table-cell office:value-type="float" office:value="128.8" calcext:value-type="float">
            <text:p>128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1" calcext:value-type="float">
            <text:p>124.1</text:p>
          </table:table-cell>
          <table:table-cell table:formula="of:=[.D17]/[.$C17]" office:value-type="float" office:value="0" calcext:value-type="float">
            <text:p>0</text:p>
          </table:table-cell>
          <table:table-cell table:formula="of:=[.E17]/[.$C17]" office:value-type="string" office:string-value="" calcext:value-type="error">
            <text:p>#VALUE!</text:p>
          </table:table-cell>
          <table:table-cell table:formula="of:=[.F17]/[.$C17]" office:value-type="float" office:value="0" calcext:value-type="float">
            <text:p>0</text:p>
          </table:table-cell>
          <table:table-cell table:formula="of:=[.G17]/[.$C17]" office:value-type="float" office:value="0" calcext:value-type="float">
            <text:p>0</text:p>
          </table:table-cell>
          <table:table-cell table:formula="of:=[.H17]/[.$C17]" office:value-type="float" office:value="0.963509316770186" calcext:value-type="float">
            <text:p>0.963509316770186</text:p>
          </table:table-cell>
        </table:table-row>
        <table:table-row table:style-name="ro2">
          <table:table-cell/>
          <table:table-cell office:value-type="string" calcext:value-type="string">
            <text:p>Latvia</text:p>
          </table:table-cell>
          <table:table-cell office:value-type="float" office:value="2447.2" calcext:value-type="float">
            <text:p>2447.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7.4" calcext:value-type="float">
            <text:p>2437.4</text:p>
          </table:table-cell>
          <table:table-cell table:formula="of:=[.D18]/[.$C18]" office:value-type="float" office:value="0.0004086302713305" calcext:value-type="float">
            <text:p>0.000408630271331</text:p>
          </table:table-cell>
          <table:table-cell table:formula="of:=[.E18]/[.$C18]" office:value-type="string" office:string-value="" calcext:value-type="error">
            <text:p>#VALUE!</text:p>
          </table:table-cell>
          <table:table-cell table:formula="of:=[.F18]/[.$C18]" office:value-type="float" office:value="0" calcext:value-type="float">
            <text:p>0</text:p>
          </table:table-cell>
          <table:table-cell table:formula="of:=[.G18]/[.$C18]" office:value-type="float" office:value="0" calcext:value-type="float">
            <text:p>0</text:p>
          </table:table-cell>
          <table:table-cell table:formula="of:=[.H18]/[.$C18]" office:value-type="float" office:value="0.995995423340961" calcext:value-type="float">
            <text:p>0.995995423340961</text:p>
          </table:table-cell>
        </table:table-row>
        <table:table-row table:style-name="ro2">
          <table:table-cell/>
          <table:table-cell office:value-type="string" calcext:value-type="string">
            <text:p>Lithuania</text:p>
          </table:table-cell>
          <table:table-cell office:value-type="float" office:value="1620.3" calcext:value-type="float">
            <text:p>1620.3</text:p>
          </table:table-cell>
          <table:table-cell office:value-type="float" office:value="4.8" calcext:value-type="float">
            <text:p>4.8</text:p>
          </table:table-cell>
          <table:table-cell office:value-type="float" office:value="64.4" calcext:value-type="float">
            <text:p>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8.4" calcext:value-type="float">
            <text:p>1498.4</text:p>
          </table:table-cell>
          <table:table-cell table:formula="of:=[.D19]/[.$C19]" office:value-type="float" office:value="0.00296241436770968" calcext:value-type="float">
            <text:p>0.00296241436771</text:p>
          </table:table-cell>
          <table:table-cell table:formula="of:=[.E19]/[.$C19]" office:value-type="float" office:value="0.0397457261001049" calcext:value-type="float">
            <text:p>0.039745726100105</text:p>
          </table:table-cell>
          <table:table-cell table:formula="of:=[.F19]/[.$C19]" office:value-type="float" office:value="0" calcext:value-type="float">
            <text:p>0</text:p>
          </table:table-cell>
          <table:table-cell table:formula="of:=[.G19]/[.$C19]" office:value-type="float" office:value="0" calcext:value-type="float">
            <text:p>0</text:p>
          </table:table-cell>
          <table:table-cell table:formula="of:=[.H19]/[.$C19]" office:value-type="float" office:value="0.924767018453373" calcext:value-type="float">
            <text:p>0.924767018453373</text:p>
          </table:table-cell>
        </table:table-row>
        <table:table-row table:style-name="ro2">
          <table:table-cell/>
          <table:table-cell office:value-type="string" calcext:value-type="string">
            <text:p>Luxembourg</text:p>
          </table:table-cell>
          <table:table-cell office:value-type="float" office:value="158.8" calcext:value-type="float">
            <text:p>158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D20]/[.$C20]" office:value-type="float" office:value="0" calcext:value-type="float">
            <text:p>0</text:p>
          </table:table-cell>
          <table:table-cell table:formula="of:=[.E20]/[.$C20]" office:value-type="string" office:string-value="" calcext:value-type="error">
            <text:p>#VALUE!</text:p>
          </table:table-cell>
          <table:table-cell table:formula="of:=[.F20]/[.$C20]" office:value-type="float" office:value="0" calcext:value-type="float">
            <text:p>0</text:p>
          </table:table-cell>
          <table:table-cell table:formula="of:=[.G20]/[.$C20]" office:value-type="float" office:value="0" calcext:value-type="float">
            <text:p>0</text:p>
          </table:table-cell>
          <table:table-cell table:formula="of:=[.H20]/[.$C20]" office:value-type="float" office:value="0.787153652392947" calcext:value-type="float">
            <text:p>0.787153652392947</text:p>
          </table:table-cell>
        </table:table-row>
        <table:table-row table:style-name="ro2">
          <table:table-cell/>
          <table:table-cell office:value-type="string" calcext:value-type="string">
            <text:p>Hungary</text:p>
          </table:table-cell>
          <table:table-cell office:value-type="float" office:value="11356.1" calcext:value-type="float">
            <text:p>11356.1</text:p>
          </table:table-cell>
          <table:table-cell office:value-type="float" office:value="1462.5" calcext:value-type="float">
            <text:p>1462.5</text:p>
          </table:table-cell>
          <table:table-cell office:value-type="float" office:value="703.7" calcext:value-type="float">
            <text:p>703.7</text:p>
          </table:table-cell>
          <table:table-cell office:value-type="float" office:value="1428.8" calcext:value-type="float">
            <text:p>1428.8</text:p>
          </table:table-cell>
          <table:table-cell office:value-type="float" office:value="4161.4" calcext:value-type="float">
            <text:p>4161.4</text:p>
          </table:table-cell>
          <table:table-cell office:value-type="float" office:value="3194.1" calcext:value-type="float">
            <text:p>3194.1</text:p>
          </table:table-cell>
          <table:table-cell table:formula="of:=[.D21]/[.$C21]" office:value-type="float" office:value="0.128785410484233" calcext:value-type="float">
            <text:p>0.128785410484233</text:p>
          </table:table-cell>
          <table:table-cell table:formula="of:=[.E21]/[.$C21]" office:value-type="float" office:value="0.0619666963129948" calcext:value-type="float">
            <text:p>0.061966696312995</text:p>
          </table:table-cell>
          <table:table-cell table:formula="of:=[.F21]/[.$C21]" office:value-type="float" office:value="0.125817842393075" calcext:value-type="float">
            <text:p>0.125817842393075</text:p>
          </table:table-cell>
          <table:table-cell table:formula="of:=[.G21]/[.$C21]" office:value-type="float" office:value="0.366446227137838" calcext:value-type="float">
            <text:p>0.366446227137838</text:p>
          </table:table-cell>
          <table:table-cell table:formula="of:=[.H21]/[.$C21]" office:value-type="float" office:value="0.281267336497565" calcext:value-type="float">
            <text:p>0.281267336497565</text:p>
          </table:table-cell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float" office:value="17.7" calcext:value-type="float">
            <text:p>17.7</text:p>
          </table:table-cell>
          <table:table-cell table:number-columns-repeated="2"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table:formula="of:=[.D22]/[.$C22]" office:value-type="string" office:string-value="" calcext:value-type="error">
            <text:p>#VALUE!</text:p>
          </table:table-cell>
          <table:table-cell table:formula="of:=[.E22]/[.$C22]" office:value-type="string" office:string-value="" calcext:value-type="error">
            <text:p>#VALUE!</text:p>
          </table:table-cell>
          <table:table-cell table:formula="of:=[.F22]/[.$C22]" office:value-type="float" office:value="0" calcext:value-type="float">
            <text:p>0</text:p>
          </table:table-cell>
          <table:table-cell table:formula="of:=[.G22]/[.$C22]" office:value-type="float" office:value="0" calcext:value-type="float">
            <text:p>0</text:p>
          </table:table-cell>
          <table:table-cell table:formula="of:=[.H22]/[.$C22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Netherlands</text:p>
          </table:table-cell>
          <table:table-cell office:value-type="float" office:value="46058.5" calcext:value-type="float">
            <text:p>46058.5</text:p>
          </table:table-cell>
          <table:table-cell office:value-type="float" office:value="0" calcext:value-type="float">
            <text:p>0</text:p>
          </table:table-cell>
          <table:table-cell office:value-type="float" office:value="967.2" calcext:value-type="float">
            <text:p>967.2</text:p>
          </table:table-cell>
          <table:table-cell office:value-type="float" office:value="38079.2" calcext:value-type="float">
            <text:p>38079.2</text:p>
          </table:table-cell>
          <table:table-cell office:value-type="float" office:value="1021.5" calcext:value-type="float">
            <text:p>1021.5</text:p>
          </table:table-cell>
          <table:table-cell office:value-type="float" office:value="4710.5" calcext:value-type="float">
            <text:p>4710.5</text:p>
          </table:table-cell>
          <table:table-cell table:formula="of:=[.D23]/[.$C23]" office:value-type="float" office:value="0" calcext:value-type="float">
            <text:p>0</text:p>
          </table:table-cell>
          <table:table-cell table:formula="of:=[.E23]/[.$C23]" office:value-type="float" office:value="0.0209993812217072" calcext:value-type="float">
            <text:p>0.020999381221707</text:p>
          </table:table-cell>
          <table:table-cell table:formula="of:=[.F23]/[.$C23]" office:value-type="float" office:value="0.82675727607282" calcext:value-type="float">
            <text:p>0.82675727607282</text:p>
          </table:table-cell>
          <table:table-cell table:formula="of:=[.G23]/[.$C23]" office:value-type="float" office:value="0.0221783167059283" calcext:value-type="float">
            <text:p>0.022178316705928</text:p>
          </table:table-cell>
          <table:table-cell table:formula="of:=[.H23]/[.$C23]" office:value-type="float" office:value="0.102272110468209" calcext:value-type="float">
            <text:p>0.102272110468209</text:p>
          </table:table-cell>
        </table:table-row>
        <table:table-row table:style-name="ro2">
          <table:table-cell/>
          <table:table-cell office:value-type="string" calcext:value-type="string">
            <text:p>Austria</text:p>
          </table:table-cell>
          <table:table-cell office:value-type="float" office:value="12348.5" calcext:value-type="float">
            <text:p>12348.5</text:p>
          </table:table-cell>
          <table:table-cell office:value-type="float" office:value="0" calcext:value-type="float">
            <text:p>0</text:p>
          </table:table-cell>
          <table:table-cell office:value-type="float" office:value="779.1" calcext:value-type="float">
            <text:p>779.1</text:p>
          </table:table-cell>
          <table:table-cell office:value-type="float" office:value="974.6" calcext:value-type="float">
            <text:p>974.6</text:p>
          </table:table-cell>
          <table:table-cell office:value-type="float" office:value="0" calcext:value-type="float">
            <text:p>0</text:p>
          </table:table-cell>
          <table:table-cell office:value-type="float" office:value="9769.4" calcext:value-type="float">
            <text:p>9769.4</text:p>
          </table:table-cell>
          <table:table-cell table:formula="of:=[.D24]/[.$C24]" office:value-type="float" office:value="0" calcext:value-type="float">
            <text:p>0</text:p>
          </table:table-cell>
          <table:table-cell table:formula="of:=[.E24]/[.$C24]" office:value-type="float" office:value="0.063092683321861" calcext:value-type="float">
            <text:p>0.063092683321861</text:p>
          </table:table-cell>
          <table:table-cell table:formula="of:=[.F24]/[.$C24]" office:value-type="float" office:value="0.0789245657367292" calcext:value-type="float">
            <text:p>0.078924565736729</text:p>
          </table:table-cell>
          <table:table-cell table:formula="of:=[.G24]/[.$C24]" office:value-type="float" office:value="0" calcext:value-type="float">
            <text:p>0</text:p>
          </table:table-cell>
          <table:table-cell table:formula="of:=[.H24]/[.$C24]" office:value-type="float" office:value="0.791140624367332" calcext:value-type="float">
            <text:p>0.791140624367332</text:p>
          </table:table-cell>
        </table:table-row>
        <table:table-row table:style-name="ro2">
          <table:table-cell/>
          <table:table-cell office:value-type="string" calcext:value-type="string">
            <text:p>Poland</text:p>
          </table:table-cell>
          <table:table-cell office:value-type="float" office:value="66414.7" calcext:value-type="float">
            <text:p>66414.7</text:p>
          </table:table-cell>
          <table:table-cell office:value-type="float" office:value="52091.6" calcext:value-type="float">
            <text:p>52091.6</text:p>
          </table:table-cell>
          <table:table-cell office:value-type="float" office:value="991.9" calcext:value-type="float">
            <text:p>991.9</text:p>
          </table:table-cell>
          <table:table-cell office:value-type="float" office:value="3552.7" calcext:value-type="float">
            <text:p>3552.7</text:p>
          </table:table-cell>
          <table:table-cell office:value-type="float" office:value="0" calcext:value-type="float">
            <text:p>0</text:p>
          </table:table-cell>
          <table:table-cell office:value-type="float" office:value="9026.5" calcext:value-type="float">
            <text:p>9026.5</text:p>
          </table:table-cell>
          <table:table-cell table:formula="of:=[.D25]/[.$C25]" office:value-type="float" office:value="0.784338407009292" calcext:value-type="float">
            <text:p>0.784338407009292</text:p>
          </table:table-cell>
          <table:table-cell table:formula="of:=[.E25]/[.$C25]" office:value-type="float" office:value="0.0149349466307911" calcext:value-type="float">
            <text:p>0.014934946630791</text:p>
          </table:table-cell>
          <table:table-cell table:formula="of:=[.F25]/[.$C25]" office:value-type="float" office:value="0.0534926755673066" calcext:value-type="float">
            <text:p>0.053492675567307</text:p>
          </table:table-cell>
          <table:table-cell table:formula="of:=[.G25]/[.$C25]" office:value-type="float" office:value="0" calcext:value-type="float">
            <text:p>0</text:p>
          </table:table-cell>
          <table:table-cell table:formula="of:=[.H25]/[.$C25]" office:value-type="float" office:value="0.135911176290791" calcext:value-type="float">
            <text:p>0.135911176290791</text:p>
          </table:table-cell>
        </table:table-row>
        <table:table-row table:style-name="ro2">
          <table:table-cell/>
          <table:table-cell office:value-type="string" calcext:value-type="string">
            <text:p>Portugal</text:p>
          </table:table-cell>
          <table:table-cell office:value-type="float" office:value="5997.6" calcext:value-type="float">
            <text:p>5997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3.3" calcext:value-type="float">
            <text:p>5823.3</text:p>
          </table:table-cell>
          <table:table-cell table:formula="of:=[.D26]/[.$C26]" office:value-type="float" office:value="0" calcext:value-type="float">
            <text:p>0</text:p>
          </table:table-cell>
          <table:table-cell table:formula="of:=[.E26]/[.$C26]" office:value-type="string" office:string-value="" calcext:value-type="error">
            <text:p>#VALUE!</text:p>
          </table:table-cell>
          <table:table-cell table:formula="of:=[.F26]/[.$C26]" office:value-type="float" office:value="0" calcext:value-type="float">
            <text:p>0</text:p>
          </table:table-cell>
          <table:table-cell table:formula="of:=[.G26]/[.$C26]" office:value-type="float" office:value="0" calcext:value-type="float">
            <text:p>0</text:p>
          </table:table-cell>
          <table:table-cell table:formula="of:=[.H26]/[.$C26]" office:value-type="float" office:value="0.97093837535014" calcext:value-type="float">
            <text:p>0.97093837535014</text:p>
          </table:table-cell>
        </table:table-row>
        <table:table-row table:style-name="ro2">
          <table:table-cell/>
          <table:table-cell office:value-type="string" calcext:value-type="string">
            <text:p>Romania</text:p>
          </table:table-cell>
          <table:table-cell office:value-type="float" office:value="25044.4" calcext:value-type="float">
            <text:p>25044.4</text:p>
          </table:table-cell>
          <table:table-cell office:value-type="float" office:value="4235.4" calcext:value-type="float">
            <text:p>4235.4</text:p>
          </table:table-cell>
          <table:table-cell office:value-type="float" office:value="3783.3" calcext:value-type="float">
            <text:p>3783.3</text:p>
          </table:table-cell>
          <table:table-cell office:value-type="float" office:value="7784" calcext:value-type="float">
            <text:p>7784</text:p>
          </table:table-cell>
          <table:table-cell office:value-type="float" office:value="2911.3" calcext:value-type="float">
            <text:p>2911.3</text:p>
          </table:table-cell>
          <table:table-cell office:value-type="float" office:value="6095.6" calcext:value-type="float">
            <text:p>6095.6</text:p>
          </table:table-cell>
          <table:table-cell table:formula="of:=[.D27]/[.$C27]" office:value-type="float" office:value="0.169115650604526" calcext:value-type="float">
            <text:p>0.169115650604526</text:p>
          </table:table-cell>
          <table:table-cell table:formula="of:=[.E27]/[.$C27]" office:value-type="float" office:value="0.151063710849531" calcext:value-type="float">
            <text:p>0.151063710849531</text:p>
          </table:table-cell>
          <table:table-cell table:formula="of:=[.F27]/[.$C27]" office:value-type="float" office:value="0.31080800498315" calcext:value-type="float">
            <text:p>0.31080800498315</text:p>
          </table:table-cell>
          <table:table-cell table:formula="of:=[.G27]/[.$C27]" office:value-type="float" office:value="0.116245547906917" calcext:value-type="float">
            <text:p>0.116245547906917</text:p>
          </table:table-cell>
          <table:table-cell table:formula="of:=[.H27]/[.$C27]" office:value-type="float" office:value="0.243391736276373" calcext:value-type="float">
            <text:p>0.243391736276373</text:p>
          </table:table-cell>
        </table:table-row>
        <table:table-row table:style-name="ro2">
          <table:table-cell/>
          <table:table-cell office:value-type="string" calcext:value-type="string">
            <text:p>Slovenia</text:p>
          </table:table-cell>
          <table:table-cell office:value-type="float" office:value="3570.3" calcext:value-type="float">
            <text:p>3570.3</text:p>
          </table:table-cell>
          <table:table-cell office:value-type="float" office:value="941.9" calcext:value-type="float">
            <text:p>941.9</text:p>
          </table:table-cell>
          <table:table-cell table:style-name="ce2" office:value-type="string" calcext:value-type="string">
            <text:p>:</text:p>
          </table:table-cell>
          <table:table-cell office:value-type="float" office:value="4.3" calcext:value-type="float">
            <text:p>4.3</text:p>
          </table:table-cell>
          <table:table-cell office:value-type="float" office:value="1474.2" calcext:value-type="float">
            <text:p>1474.2</text:p>
          </table:table-cell>
          <table:table-cell office:value-type="float" office:value="1105.1" calcext:value-type="float">
            <text:p>1105.1</text:p>
          </table:table-cell>
          <table:table-cell table:formula="of:=[.D28]/[.$C28]" office:value-type="float" office:value="0.263815365655547" calcext:value-type="float">
            <text:p>0.263815365655547</text:p>
          </table:table-cell>
          <table:table-cell table:formula="of:=[.E28]/[.$C28]" office:value-type="string" office:string-value="" calcext:value-type="error">
            <text:p>#VALUE!</text:p>
          </table:table-cell>
          <table:table-cell table:formula="of:=[.F28]/[.$C28]" office:value-type="float" office:value="0.00120438058426463" calcext:value-type="float">
            <text:p>0.001204380584265</text:p>
          </table:table-cell>
          <table:table-cell table:formula="of:=[.G28]/[.$C28]" office:value-type="float" office:value="0.412906478447189" calcext:value-type="float">
            <text:p>0.412906478447189</text:p>
          </table:table-cell>
          <table:table-cell table:formula="of:=[.H28]/[.$C28]" office:value-type="float" office:value="0.309525810156009" calcext:value-type="float">
            <text:p>0.309525810156009</text:p>
          </table:table-cell>
        </table:table-row>
        <table:table-row table:style-name="ro2">
          <table:table-cell/>
          <table:table-cell office:value-type="string" calcext:value-type="string">
            <text:p>Slovakia</text:p>
          </table:table-cell>
          <table:table-cell office:value-type="float" office:value="6197.9" calcext:value-type="float">
            <text:p>6197.9</text:p>
          </table:table-cell>
          <table:table-cell office:value-type="float" office:value="451.7" calcext:value-type="float">
            <text:p>451.7</text:p>
          </table:table-cell>
          <table:table-cell office:value-type="float" office:value="7.8" calcext:value-type="float">
            <text:p>7.8</text:p>
          </table:table-cell>
          <table:table-cell office:value-type="float" office:value="76.6" calcext:value-type="float">
            <text:p>76.6</text:p>
          </table:table-cell>
          <table:table-cell office:value-type="float" office:value="3858.2" calcext:value-type="float">
            <text:p>3858.2</text:p>
          </table:table-cell>
          <table:table-cell office:value-type="float" office:value="1603.3" calcext:value-type="float">
            <text:p>1603.3</text:p>
          </table:table-cell>
          <table:table-cell table:formula="of:=[.D29]/[.$C29]" office:value-type="float" office:value="0.0728795237096436" calcext:value-type="float">
            <text:p>0.072879523709644</text:p>
          </table:table-cell>
          <table:table-cell table:formula="of:=[.E29]/[.$C29]" office:value-type="float" office:value="0.00125849077913487" calcext:value-type="float">
            <text:p>0.001258490779135</text:p>
          </table:table-cell>
          <table:table-cell table:formula="of:=[.F29]/[.$C29]" office:value-type="float" office:value="0.0123590248309911" calcext:value-type="float">
            <text:p>0.012359024830991</text:p>
          </table:table-cell>
          <table:table-cell table:formula="of:=[.G29]/[.$C29]" office:value-type="float" office:value="0.622501169751045" calcext:value-type="float">
            <text:p>0.622501169751045</text:p>
          </table:table-cell>
          <table:table-cell table:formula="of:=[.H29]/[.$C29]" office:value-type="float" office:value="0.258684393100889" calcext:value-type="float">
            <text:p>0.258684393100889</text:p>
          </table:table-cell>
        </table:table-row>
        <table:table-row table:style-name="ro2">
          <table:table-cell/>
          <table:table-cell office:value-type="string" calcext:value-type="string">
            <text:p>Finland</text:p>
          </table:table-cell>
          <table:table-cell office:value-type="float" office:value="17562.8" calcext:value-type="float">
            <text:p>17562.8</text:p>
          </table:table-cell>
          <table:table-cell office:value-type="float" office:value="720.3" calcext:value-type="float">
            <text:p>720.3</text:p>
          </table:table-cell>
          <table:table-cell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5985.3" calcext:value-type="float">
            <text:p>5985.3</text:p>
          </table:table-cell>
          <table:table-cell office:value-type="float" office:value="10516.5" calcext:value-type="float">
            <text:p>10516.5</text:p>
          </table:table-cell>
          <table:table-cell table:formula="of:=[.D30]/[.$C30]" office:value-type="float" office:value="0.0410128225567677" calcext:value-type="float">
            <text:p>0.041012822556768</text:p>
          </table:table-cell>
          <table:table-cell table:formula="of:=[.E30]/[.$C30]" office:value-type="string" office:string-value="" calcext:value-type="error">
            <text:p>#VALUE!</text:p>
          </table:table-cell>
          <table:table-cell table:formula="of:=[.F30]/[.$C30]" office:value-type="float" office:value="0" calcext:value-type="float">
            <text:p>0</text:p>
          </table:table-cell>
          <table:table-cell table:formula="of:=[.G30]/[.$C30]" office:value-type="float" office:value="0.340794178604778" calcext:value-type="float">
            <text:p>0.340794178604778</text:p>
          </table:table-cell>
          <table:table-cell table:formula="of:=[.H30]/[.$C30]" office:value-type="float" office:value="0.598794041952308" calcext:value-type="float">
            <text:p>0.598794041952308</text:p>
          </table:table-cell>
        </table:table-row>
        <table:table-row table:style-name="ro2">
          <table:table-cell/>
          <table:table-cell office:value-type="string" calcext:value-type="string">
            <text:p>Sweden</text:p>
          </table:table-cell>
          <table:table-cell office:value-type="float" office:value="34565.1" calcext:value-type="float">
            <text:p>34565.1</text:p>
          </table:table-cell>
          <table:table-cell office:value-type="float" office:value="126.6" calcext:value-type="float">
            <text:p>126.6</text:p>
          </table:table-cell>
          <table:table-cell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16277.1" calcext:value-type="float">
            <text:p>16277.1</text:p>
          </table:table-cell>
          <table:table-cell office:value-type="float" office:value="17375.5" calcext:value-type="float">
            <text:p>17375.5</text:p>
          </table:table-cell>
          <table:table-cell table:formula="of:=[.D31]/[.$C31]" office:value-type="float" office:value="0.00366265394863605" calcext:value-type="float">
            <text:p>0.003662653948636</text:p>
          </table:table-cell>
          <table:table-cell table:formula="of:=[.E31]/[.$C31]" office:value-type="string" office:string-value="" calcext:value-type="error">
            <text:p>#VALUE!</text:p>
          </table:table-cell>
          <table:table-cell table:formula="of:=[.F31]/[.$C31]" office:value-type="float" office:value="0" calcext:value-type="float">
            <text:p>0</text:p>
          </table:table-cell>
          <table:table-cell table:formula="of:=[.G31]/[.$C31]" office:value-type="float" office:value="0.470911410642527" calcext:value-type="float">
            <text:p>0.470911410642527</text:p>
          </table:table-cell>
          <table:table-cell table:formula="of:=[.H31]/[.$C31]" office:value-type="float" office:value="0.502689128629745" calcext:value-type="float">
            <text:p>0.502689128629745</text:p>
          </table:table-cell>
        </table:table-row>
        <table:table-row table:style-name="ro2">
          <table:table-cell/>
          <table:table-cell office:value-type="string" calcext:value-type="string">
            <text:p>United Kingdom</text:p>
          </table:table-cell>
          <table:table-cell office:value-type="float" office:value="119604.8" calcext:value-type="float">
            <text:p>119604.8</text:p>
          </table:table-cell>
          <table:table-cell office:value-type="float" office:value="2501.4" calcext:value-type="float">
            <text:p>2501.4</text:p>
          </table:table-cell>
          <table:table-cell office:value-type="float" office:value="45620.3" calcext:value-type="float">
            <text:p>45620.3</text:p>
          </table:table-cell>
          <table:table-cell office:value-type="float" office:value="35810.4" calcext:value-type="float">
            <text:p>35810.4</text:p>
          </table:table-cell>
          <table:table-cell office:value-type="float" office:value="18502" calcext:value-type="float">
            <text:p>18502</text:p>
          </table:table-cell>
          <table:table-cell office:value-type="float" office:value="12428.6" calcext:value-type="float">
            <text:p>12428.6</text:p>
          </table:table-cell>
          <table:table-cell table:formula="of:=[.D32]/[.$C32]" office:value-type="float" office:value="0.0209138763661659" calcext:value-type="float">
            <text:p>0.020913876366166</text:p>
          </table:table-cell>
          <table:table-cell table:formula="of:=[.E32]/[.$C32]" office:value-type="float" office:value="0.381425327411609" calcext:value-type="float">
            <text:p>0.381425327411609</text:p>
          </table:table-cell>
          <table:table-cell table:formula="of:=[.F32]/[.$C32]" office:value-type="float" office:value="0.299406043904592" calcext:value-type="float">
            <text:p>0.299406043904592</text:p>
          </table:table-cell>
          <table:table-cell table:formula="of:=[.G32]/[.$C32]" office:value-type="float" office:value="0.154692788249301" calcext:value-type="float">
            <text:p>0.154692788249301</text:p>
          </table:table-cell>
          <table:table-cell table:formula="of:=[.H32]/[.$C32]" office:value-type="float" office:value="0.103913889743555" calcext:value-type="float">
            <text:p>0.103913889743555</text:p>
          </table:table-cell>
        </table:table-row>
        <table:table-row table:style-name="ro2">
          <table:table-cell/>
          <table:table-cell office:value-type="string" calcext:value-type="string">
            <text:p>Iceland</text:p>
          </table:table-cell>
          <table:table-cell office:value-type="float" office:value="4594.3" calcext:value-type="float">
            <text:p>4594.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4.3" calcext:value-type="float">
            <text:p>4594.3</text:p>
          </table:table-cell>
          <table:table-cell table:formula="of:=[.D33]/[.$C33]" office:value-type="float" office:value="0" calcext:value-type="float">
            <text:p>0</text:p>
          </table:table-cell>
          <table:table-cell table:formula="of:=[.E33]/[.$C33]" office:value-type="string" office:string-value="" calcext:value-type="error">
            <text:p>#VALUE!</text:p>
          </table:table-cell>
          <table:table-cell table:formula="of:=[.F33]/[.$C33]" office:value-type="float" office:value="0" calcext:value-type="float">
            <text:p>0</text:p>
          </table:table-cell>
          <table:table-cell table:formula="of:=[.G33]/[.$C33]" office:value-type="float" office:value="0" calcext:value-type="float">
            <text:p>0</text:p>
          </table:table-cell>
          <table:table-cell table:formula="of:=[.H33]/[.$C33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iechtenstein</text:p>
          </table:table-cell>
          <table:table-cell table:number-columns-repeated="6" table:style-name="ce2" office:value-type="string" calcext:value-type="string">
            <text:p>:</text:p>
          </table:table-cell>
          <table:table-cell table:formula="of:=[.D34]/[.$C34]" office:value-type="string" office:string-value="" calcext:value-type="error">
            <text:p>#VALUE!</text:p>
          </table:table-cell>
          <table:table-cell table:formula="of:=[.E34]/[.$C34]" office:value-type="string" office:string-value="" calcext:value-type="error">
            <text:p>#VALUE!</text:p>
          </table:table-cell>
          <table:table-cell table:formula="of:=[.F34]/[.$C34]" office:value-type="string" office:string-value="" calcext:value-type="error">
            <text:p>#VALUE!</text:p>
          </table:table-cell>
          <table:table-cell table:formula="of:=[.G34]/[.$C34]" office:value-type="string" office:string-value="" calcext:value-type="error">
            <text:p>#VALUE!</text:p>
          </table:table-cell>
          <table:table-cell table:formula="of:=[.H34]/[.$C34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Norway</text:p>
          </table:table-cell>
          <table:table-cell office:value-type="float" office:value="208032.5" calcext:value-type="float">
            <text:p>208032.5</text:p>
          </table:table-cell>
          <table:table-cell office:value-type="float" office:value="549" calcext:value-type="float">
            <text:p>549</text:p>
          </table:table-cell>
          <table:table-cell office:value-type="float" office:value="80543.4" calcext:value-type="float">
            <text:p>80543.4</text:p>
          </table:table-cell>
          <table:table-cell office:value-type="float" office:value="102337" calcext:value-type="float">
            <text:p>102337</text:p>
          </table:table-cell>
          <table:table-cell office:value-type="float" office:value="0" calcext:value-type="float">
            <text:p>0</text:p>
          </table:table-cell>
          <table:table-cell office:value-type="float" office:value="13544.5" calcext:value-type="float">
            <text:p>13544.5</text:p>
          </table:table-cell>
          <table:table-cell table:formula="of:=[.D35]/[.$C35]" office:value-type="float" office:value="0.00263901073149628" calcext:value-type="float">
            <text:p>0.002639010731496</text:p>
          </table:table-cell>
          <table:table-cell table:formula="of:=[.E35]/[.$C35]" office:value-type="float" office:value="0.387167389710742" calcext:value-type="float">
            <text:p>0.387167389710742</text:p>
          </table:table-cell>
          <table:table-cell table:formula="of:=[.F35]/[.$C35]" office:value-type="float" office:value="0.491927943951065" calcext:value-type="float">
            <text:p>0.491927943951065</text:p>
          </table:table-cell>
          <table:table-cell table:formula="of:=[.G35]/[.$C35]" office:value-type="float" office:value="0" calcext:value-type="float">
            <text:p>0</text:p>
          </table:table-cell>
          <table:table-cell table:formula="of:=[.H35]/[.$C35]" office:value-type="float" office:value="0.0651076153966327" calcext:value-type="float">
            <text:p>0.065107615396633</text:p>
          </table:table-cell>
        </table:table-row>
        <table:table-row table:style-name="ro2">
          <table:table-cell/>
          <table:table-cell office:value-type="string" calcext:value-type="string">
            <text:p>Switzerland</text:p>
          </table:table-cell>
          <table:table-cell table:number-columns-repeated="6" table:style-name="ce2" office:value-type="string" calcext:value-type="string">
            <text:p>:</text:p>
          </table:table-cell>
          <table:table-cell table:formula="of:=[.D36]/[.$C36]" office:value-type="string" office:string-value="" calcext:value-type="error">
            <text:p>#VALUE!</text:p>
          </table:table-cell>
          <table:table-cell table:formula="of:=[.E36]/[.$C36]" office:value-type="string" office:string-value="" calcext:value-type="error">
            <text:p>#VALUE!</text:p>
          </table:table-cell>
          <table:table-cell table:formula="of:=[.F36]/[.$C36]" office:value-type="string" office:string-value="" calcext:value-type="error">
            <text:p>#VALUE!</text:p>
          </table:table-cell>
          <table:table-cell table:formula="of:=[.G36]/[.$C36]" office:value-type="string" office:string-value="" calcext:value-type="error">
            <text:p>#VALUE!</text:p>
          </table:table-cell>
          <table:table-cell table:formula="of:=[.H36]/[.$C36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Montenegro</text:p>
          </table:table-cell>
          <table:table-cell office:value-type="float" office:value="660.3" calcext:value-type="float">
            <text:p>660.3</text:p>
          </table:table-cell>
          <table:table-cell office:value-type="float" office:value="307.5" calcext:value-type="float">
            <text:p>307.5</text:p>
          </table:table-cell>
          <table:table-cell table:number-columns-repeated="2"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352.7" calcext:value-type="float">
            <text:p>352.7</text:p>
          </table:table-cell>
          <table:table-cell table:formula="of:=[.D37]/[.$C37]" office:value-type="float" office:value="0.46569741026806" calcext:value-type="float">
            <text:p>0.46569741026806</text:p>
          </table:table-cell>
          <table:table-cell table:formula="of:=[.E37]/[.$C37]" office:value-type="string" office:string-value="" calcext:value-type="error">
            <text:p>#VALUE!</text:p>
          </table:table-cell>
          <table:table-cell table:formula="of:=[.F37]/[.$C37]" office:value-type="string" office:string-value="" calcext:value-type="error">
            <text:p>#VALUE!</text:p>
          </table:table-cell>
          <table:table-cell table:formula="of:=[.G37]/[.$C37]" office:value-type="float" office:value="0" calcext:value-type="float">
            <text:p>0</text:p>
          </table:table-cell>
          <table:table-cell table:formula="of:=[.H37]/[.$C37]" office:value-type="float" office:value="0.534151143419658" calcext:value-type="float">
            <text:p>0.534151143419658</text:p>
          </table:table-cell>
        </table:table-row>
        <table:table-row table:style-name="ro2">
          <table:table-cell/>
          <table:table-cell office:value-type="string" calcext:value-type="string">
            <text:p>Former Yugoslav Republic of Macedonia, the</text:p>
          </table:table-cell>
          <table:table-cell office:value-type="float" office:value="1113.9" calcext:value-type="float">
            <text:p>1113.9</text:p>
          </table:table-cell>
          <table:table-cell office:value-type="float" office:value="745.3" calcext:value-type="float">
            <text:p>745.3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6" calcext:value-type="float">
            <text:p>368.6</text:p>
          </table:table-cell>
          <table:table-cell table:formula="of:=[.D38]/[.$C38]" office:value-type="float" office:value="0.66909058263758" calcext:value-type="float">
            <text:p>0.66909058263758</text:p>
          </table:table-cell>
          <table:table-cell table:formula="of:=[.E38]/[.$C38]" office:value-type="string" office:string-value="" calcext:value-type="error">
            <text:p>#VALUE!</text:p>
          </table:table-cell>
          <table:table-cell table:formula="of:=[.F38]/[.$C38]" office:value-type="float" office:value="0" calcext:value-type="float">
            <text:p>0</text:p>
          </table:table-cell>
          <table:table-cell table:formula="of:=[.G38]/[.$C38]" office:value-type="float" office:value="0" calcext:value-type="float">
            <text:p>0</text:p>
          </table:table-cell>
          <table:table-cell table:formula="of:=[.H38]/[.$C38]" office:value-type="float" office:value="0.33090941736242" calcext:value-type="float">
            <text:p>0.33090941736242</text:p>
          </table:table-cell>
        </table:table-row>
        <table:table-row table:style-name="ro2">
          <table:table-cell/>
          <table:table-cell office:value-type="string" calcext:value-type="string">
            <text:p>Albania</text:p>
          </table:table-cell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1031.1" calcext:value-type="float">
            <text:p>1031.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7.9" calcext:value-type="float">
            <text:p>867.9</text:p>
          </table:table-cell>
          <table:table-cell table:formula="of:=[.D39]/[.$C39]" office:value-type="float" office:value="0.00103305785123967" calcext:value-type="float">
            <text:p>0.00103305785124</text:p>
          </table:table-cell>
          <table:table-cell table:formula="of:=[.E39]/[.$C39]" office:value-type="float" office:value="0.532592975206611" calcext:value-type="float">
            <text:p>0.532592975206611</text:p>
          </table:table-cell>
          <table:table-cell table:formula="of:=[.F39]/[.$C39]" office:value-type="float" office:value="0.0180785123966942" calcext:value-type="float">
            <text:p>0.018078512396694</text:p>
          </table:table-cell>
          <table:table-cell table:formula="of:=[.G39]/[.$C39]" office:value-type="float" office:value="0" calcext:value-type="float">
            <text:p>0</text:p>
          </table:table-cell>
          <table:table-cell table:formula="of:=[.H39]/[.$C39]" office:value-type="float" office:value="0.448295454545455" calcext:value-type="float">
            <text:p>0.448295454545455</text:p>
          </table:table-cell>
        </table:table-row>
        <table:table-row table:style-name="ro2">
          <table:table-cell/>
          <table:table-cell office:value-type="string" calcext:value-type="string">
            <text:p>Serbia</text:p>
          </table:table-cell>
          <table:table-cell office:value-type="float" office:value="10644.9" calcext:value-type="float">
            <text:p>10644.9</text:p>
          </table:table-cell>
          <table:table-cell office:value-type="float" office:value="7200.8" calcext:value-type="float">
            <text:p>7200.8</text:p>
          </table:table-cell>
          <table:table-cell office:value-type="float" office:value="932.1" calcext:value-type="float">
            <text:p>932.1</text:p>
          </table:table-cell>
          <table:table-cell office:value-type="float" office:value="416.6" calcext:value-type="float">
            <text:p>416.6</text:p>
          </table:table-cell>
          <table:table-cell office:value-type="float" office:value="0" calcext:value-type="float">
            <text:p>0</text:p>
          </table:table-cell>
          <table:table-cell office:value-type="float" office:value="2048.6" calcext:value-type="float">
            <text:p>2048.6</text:p>
          </table:table-cell>
          <table:table-cell table:formula="of:=[.D40]/[.$C40]" office:value-type="float" office:value="0.676455391783859" calcext:value-type="float">
            <text:p>0.676455391783859</text:p>
          </table:table-cell>
          <table:table-cell table:formula="of:=[.E40]/[.$C40]" office:value-type="float" office:value="0.0875630583659781" calcext:value-type="float">
            <text:p>0.087563058365978</text:p>
          </table:table-cell>
          <table:table-cell table:formula="of:=[.F40]/[.$C40]" office:value-type="float" office:value="0.0391361121288129" calcext:value-type="float">
            <text:p>0.039136112128813</text:p>
          </table:table-cell>
          <table:table-cell table:formula="of:=[.G40]/[.$C40]" office:value-type="float" office:value="0" calcext:value-type="float">
            <text:p>0</text:p>
          </table:table-cell>
          <table:table-cell table:formula="of:=[.H40]/[.$C40]" office:value-type="float" office:value="0.192448966171594" calcext:value-type="float">
            <text:p>0.192448966171594</text:p>
          </table:table-cell>
        </table:table-row>
        <table:table-row table:style-name="ro2">
          <table:table-cell/>
          <table:table-cell office:value-type="string" calcext:value-type="string">
            <text:p>Turkey</text:p>
          </table:table-cell>
          <table:table-cell office:value-type="float" office:value="35629" calcext:value-type="float">
            <text:p>35629</text:p>
          </table:table-cell>
          <table:table-cell office:value-type="float" office:value="15497.6" calcext:value-type="float">
            <text:p>15497.6</text:p>
          </table:table-cell>
          <table:table-cell office:value-type="float" office:value="2644.7" calcext:value-type="float">
            <text:p>2644.7</text:p>
          </table:table-cell>
          <table:table-cell office:value-type="float" office:value="302.4" calcext:value-type="float">
            <text:p>302.4</text:p>
          </table:table-cell>
          <table:table-cell office:value-type="float" office:value="0" calcext:value-type="float">
            <text:p>0</text:p>
          </table:table-cell>
          <table:table-cell office:value-type="float" office:value="17135" calcext:value-type="float">
            <text:p>17135</text:p>
          </table:table-cell>
          <table:table-cell table:formula="of:=[.D41]/[.$C41]" office:value-type="float" office:value="0.434971511970586" calcext:value-type="float">
            <text:p>0.434971511970586</text:p>
          </table:table-cell>
          <table:table-cell table:formula="of:=[.E41]/[.$C41]" office:value-type="float" office:value="0.0742288585141317" calcext:value-type="float">
            <text:p>0.074228858514132</text:p>
          </table:table-cell>
          <table:table-cell table:formula="of:=[.F41]/[.$C41]" office:value-type="float" office:value="0.00848746807376014" calcext:value-type="float">
            <text:p>0.00848746807376</text:p>
          </table:table-cell>
          <table:table-cell table:formula="of:=[.G41]/[.$C41]" office:value-type="float" office:value="0" calcext:value-type="float">
            <text:p>0</text:p>
          </table:table-cell>
          <table:table-cell table:formula="of:=[.H41]/[.$C41]" office:value-type="float" office:value="0.480928457155688" calcext:value-type="float">
            <text:p>0.480928457155688</text:p>
          </table:table-cell>
        </table:table-row>
        <table:table-row table:style-name="ro2">
          <table:table-cell/>
          <table:table-cell office:value-type="string" calcext:value-type="string">
            <text:p>Bosnia and Herzegovina</text:p>
          </table:table-cell>
          <table:table-cell office:value-type="float" office:value="4741.5" calcext:value-type="float">
            <text:p>4741.5</text:p>
          </table:table-cell>
          <table:table-cell office:value-type="float" office:value="3520.5" calcext:value-type="float">
            <text:p>3520.5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table:formula="of:=[.D42]/[.$C42]" office:value-type="float" office:value="0.742486554887694" calcext:value-type="float">
            <text:p>0.742486554887694</text:p>
          </table:table-cell>
          <table:table-cell table:formula="of:=[.E42]/[.$C42]" office:value-type="string" office:string-value="" calcext:value-type="error">
            <text:p>#VALUE!</text:p>
          </table:table-cell>
          <table:table-cell table:formula="of:=[.F42]/[.$C42]" office:value-type="float" office:value="0" calcext:value-type="float">
            <text:p>0</text:p>
          </table:table-cell>
          <table:table-cell table:formula="of:=[.G42]/[.$C42]" office:value-type="float" office:value="0" calcext:value-type="float">
            <text:p>0</text:p>
          </table:table-cell>
          <table:table-cell table:formula="of:=[.H42]/[.$C42]" office:value-type="float" office:value="0.257513445112306" calcext:value-type="float">
            <text:p>0.257513445112306</text:p>
          </table:table-cell>
        </table:table-row>
        <table:table-row table:style-name="ro2">
          <table:table-cell/>
          <table:table-cell office:value-type="string" calcext:value-type="string">
            <text:p>Kosovo (under United Nations Security Council Resolution 1244/99)</text:p>
          </table:table-cell>
          <table:table-cell office:value-type="float" office:value="2015.5" calcext:value-type="float">
            <text:p>2015.5</text:p>
          </table:table-cell>
          <table:table-cell office:value-type="float" office:value="1640" calcext:value-type="float">
            <text:p>164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5" calcext:value-type="float">
            <text:p>375.5</text:p>
          </table:table-cell>
          <table:table-cell table:formula="of:=[.D43]/[.$C43]" office:value-type="float" office:value="0.813693872488216" calcext:value-type="float">
            <text:p>0.813693872488216</text:p>
          </table:table-cell>
          <table:table-cell table:formula="of:=[.E43]/[.$C43]" office:value-type="string" office:string-value="" calcext:value-type="error">
            <text:p>#VALUE!</text:p>
          </table:table-cell>
          <table:table-cell table:formula="of:=[.F43]/[.$C43]" office:value-type="float" office:value="0" calcext:value-type="float">
            <text:p>0</text:p>
          </table:table-cell>
          <table:table-cell table:formula="of:=[.G43]/[.$C43]" office:value-type="float" office:value="0" calcext:value-type="float">
            <text:p>0</text:p>
          </table:table-cell>
          <table:table-cell table:formula="of:=[.H43]/[.$C43]" office:value-type="float" office:value="0.186306127511784" calcext:value-type="float">
            <text:p>0.186306127511784</text:p>
          </table:table-cell>
        </table:table-row>
        <table:table-row table:style-name="ro2">
          <table:table-cell/>
          <table:table-cell office:value-type="string" calcext:value-type="string">
            <text:p>Moldova</text:p>
          </table:table-cell>
          <table:table-cell office:value-type="float" office:value="704.8" calcext:value-type="float">
            <text:p>704.8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[.D44]/[.$C44]" office:value-type="float" office:value="0" calcext:value-type="float">
            <text:p>0</text:p>
          </table:table-cell>
          <table:table-cell table:formula="of:=[.E44]/[.$C44]" office:value-type="float" office:value="0.00666855845629966" calcext:value-type="float">
            <text:p>0.0066685584563</text:p>
          </table:table-cell>
          <table:table-cell table:formula="of:=[.F44]/[.$C44]" office:value-type="float" office:value="0.000141884222474461" calcext:value-type="float">
            <text:p>0.000141884222474</text:p>
          </table:table-cell>
          <table:table-cell table:formula="of:=[.G44]/[.$C44]" office:value-type="float" office:value="0" calcext:value-type="float">
            <text:p>0</text:p>
          </table:table-cell>
          <table:table-cell table:formula="of:=[.H44]/[.$C44]" office:value-type="float" office:value="0.993189557321226" calcext:value-type="float">
            <text:p>0.993189557321226</text:p>
          </table:table-cell>
        </table:table-row>
        <table:table-row table:style-name="ro2">
          <table:table-cell/>
          <table:table-cell office:value-type="string" calcext:value-type="string">
            <text:p>Ukraine</text:p>
          </table:table-cell>
          <table:table-cell office:value-type="float" office:value="60732.2" calcext:value-type="float">
            <text:p>60732.2</text:p>
          </table:table-cell>
          <table:table-cell office:value-type="float" office:value="17917.4" calcext:value-type="float">
            <text:p>17917.4</text:p>
          </table:table-cell>
          <table:table-cell office:value-type="float" office:value="1802.6" calcext:value-type="float">
            <text:p>1802.6</text:p>
          </table:table-cell>
          <table:table-cell office:value-type="float" office:value="15174.7" calcext:value-type="float">
            <text:p>15174.7</text:p>
          </table:table-cell>
          <table:table-cell office:value-type="float" office:value="21032.7" calcext:value-type="float">
            <text:p>21032.7</text:p>
          </table:table-cell>
          <table:table-cell office:value-type="float" office:value="4132.1" calcext:value-type="float">
            <text:p>4132.1</text:p>
          </table:table-cell>
          <table:table-cell table:formula="of:=[.D45]/[.$C45]" office:value-type="float" office:value="0.295023068487557" calcext:value-type="float">
            <text:p>0.295023068487557</text:p>
          </table:table-cell>
          <table:table-cell table:formula="of:=[.E45]/[.$C45]" office:value-type="float" office:value="0.0296811246752135" calcext:value-type="float">
            <text:p>0.029681124675214</text:p>
          </table:table-cell>
          <table:table-cell table:formula="of:=[.F45]/[.$C45]" office:value-type="float" office:value="0.249862511155532" calcext:value-type="float">
            <text:p>0.249862511155532</text:p>
          </table:table-cell>
          <table:table-cell table:formula="of:=[.G45]/[.$C45]" office:value-type="float" office:value="0.346318756771531" calcext:value-type="float">
            <text:p>0.346318756771531</text:p>
          </table:table-cell>
          <table:table-cell table:formula="of:=[.H45]/[.$C45]" office:value-type="float" office:value="0.0680380424223065" calcext:value-type="float">
            <text:p>0.068038042422307</text:p>
          </table:table-cell>
        </table:table-row>
        <table:table-row table:style-name="ro2">
          <table:table-cell/>
          <table:table-cell office:value-type="string" calcext:value-type="string">
            <text:p>Georgia</text:p>
          </table:table-cell>
          <table:table-cell office:value-type="float" office:value="1377.4" calcext:value-type="float">
            <text:p>1377.4</text:p>
          </table:table-cell>
          <table:table-cell office:value-type="float" office:value="120.6" calcext:value-type="float">
            <text:p>120.6</text:p>
          </table:table-cell>
          <table:table-cell office:value-type="float" office:value="40.3" calcext:value-type="float">
            <text:p>40.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table:formula="of:=[.D46]/[.$C46]" office:value-type="float" office:value="0.0875562654276173" calcext:value-type="float">
            <text:p>0.087556265427617</text:p>
          </table:table-cell>
          <table:table-cell table:formula="of:=[.E46]/[.$C46]" office:value-type="float" office:value="0.0292580223609699" calcext:value-type="float">
            <text:p>0.02925802236097</text:p>
          </table:table-cell>
          <table:table-cell table:formula="of:=[.F46]/[.$C46]" office:value-type="float" office:value="0.00399303034703064" calcext:value-type="float">
            <text:p>0.003993030347031</text:p>
          </table:table-cell>
          <table:table-cell table:formula="of:=[.G46]/[.$C46]" office:value-type="float" office:value="0" calcext:value-type="float">
            <text:p>0</text:p>
          </table:table-cell>
          <table:table-cell table:formula="of:=[.H46]/[.$C46]" office:value-type="float" office:value="0.879192681864382" calcext:value-type="float">
            <text:p>0.87919268186438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Solid fuels</text:p>
          </table:table-cell>
          <table:table-cell table:style-name="Default" office:value-type="string" calcext:value-type="string">
            <text:p>Crude oil (without NGL)</text:p>
          </table:table-cell>
          <table:table-cell table:style-name="Default" office:value-type="string" calcext:value-type="string">
            <text:p>Natural gas</text:p>
          </table:table-cell>
          <table:table-cell table:style-name="Default" office:value-type="string" calcext:value-type="string">
            <text:p>Nuclear heat</text:p>
          </table:table-cell>
          <table:table-cell table:style-name="Default" office:value-type="string" calcext:value-type="string">
            <text:p>Renewable energies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0.452959529327866" calcext:value-type="float">
            <text:p>0.45</text:p>
          </table:table-cell>
          <table:table-cell office:value-type="float" office:value="0.002068104831521" calcext:value-type="float">
            <text:p>0.00</text:p>
          </table:table-cell>
          <table:table-cell office:value-type="float" office:value="0.006837225886967" calcext:value-type="float">
            <text:p>0.01</text:p>
          </table:table-cell>
          <table:table-cell office:value-type="float" office:value="0.364066678552327" calcext:value-type="float">
            <text:p>0.36</text:p>
          </table:table-cell>
          <table:table-cell office:value-type="float" office:value="0.171260474237832" calcext:value-type="float">
            <text:p>0.17</text:p>
          </table:table-cell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0.588126781203744" calcext:value-type="float">
            <text:p>0.59</text:p>
          </table:table-cell>
          <table:table-cell office:value-type="float" office:value="0.004326438034361" calcext:value-type="float">
            <text:p>0.00</text:p>
          </table:table-cell>
          <table:table-cell office:value-type="float" office:value="0.006635099010995" calcext:value-type="float">
            <text:p>0.01</text:p>
          </table:table-cell>
          <table:table-cell office:value-type="float" office:value="0.229717290287423" calcext:value-type="float">
            <text:p>0.23</text:p>
          </table:table-cell>
          <table:table-cell office:value-type="float" office:value="0.157552303874279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0.343494783807971" calcext:value-type="float">
            <text:p>0.34</text:p>
          </table:table-cell>
          <table:table-cell office:value-type="float" office:value="0.020258626280269" calcext:value-type="float">
            <text:p>0.02</text:p>
          </table:table-cell>
          <table:table-cell office:value-type="float" office:value="0.056644429937008" calcext:value-type="float">
            <text:p>0.06</text:p>
          </table:table-cell>
          <table:table-cell office:value-type="float" office:value="0.188773838192124" calcext:value-type="float">
            <text:p>0.19</text:p>
          </table:table-cell>
          <table:table-cell office:value-type="float" office:value="0.341388419318717" calcext:value-type="float">
            <text:p>0.34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0.590940870211975" calcext:value-type="float">
            <text:p>0.59</text:p>
          </table:table-cell>
          <table:table-cell office:value-type="float" office:value="0.02658237262923" calcext:value-type="float">
            <text:p>0.03</text:p>
          </table:table-cell>
          <table:table-cell office:value-type="float" office:value="0.001428040163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72108590554109" calcext:value-type="float">
            <text:p>0.37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0" calcext:value-type="float">
            <text:p>0.00</text:p>
          </table:table-cell>
          <table:table-cell office:value-type="float" office:value="0.006316695590107" calcext:value-type="float">
            <text:p>0.01</text:p>
          </table:table-cell>
          <table:table-cell office:value-type="float" office:value="0.000137852231598" calcext:value-type="float">
            <text:p>0.00</text:p>
          </table:table-cell>
          <table:table-cell office:value-type="float" office:value="0.796522447704224" calcext:value-type="float">
            <text:p>0.80</text:p>
          </table:table-cell>
          <table:table-cell office:value-type="float" office:value="0.183004198366298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0" calcext:value-type="float">
            <text:p>0.00</text:p>
          </table:table-cell>
          <table:table-cell office:value-type="float" office:value="0.111638434795473" calcext:value-type="float">
            <text:p>0.11</text:p>
          </table:table-cell>
          <table:table-cell office:value-type="float" office:value="0.140184924920482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70480065093572" calcext:value-type="float">
            <text:p>0.70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0.00296241436771" calcext:value-type="float">
            <text:p>0.00</text:p>
          </table:table-cell>
          <table:table-cell office:value-type="float" office:value="0.03974572610010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24767018453373" calcext:value-type="float">
            <text:p>0.92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0.128785410484233" calcext:value-type="float">
            <text:p>0.13</text:p>
          </table:table-cell>
          <table:table-cell office:value-type="float" office:value="0.061966696312995" calcext:value-type="float">
            <text:p>0.06</text:p>
          </table:table-cell>
          <table:table-cell office:value-type="float" office:value="0.125817842393075" calcext:value-type="float">
            <text:p>0.13</text:p>
          </table:table-cell>
          <table:table-cell office:value-type="float" office:value="0.366446227137838" calcext:value-type="float">
            <text:p>0.37</text:p>
          </table:table-cell>
          <table:table-cell office:value-type="float" office:value="0.281267336497565" calcext:value-type="float">
            <text:p>0.28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0" calcext:value-type="float">
            <text:p>0.00</text:p>
          </table:table-cell>
          <table:table-cell office:value-type="float" office:value="0.020999381221707" calcext:value-type="float">
            <text:p>0.02</text:p>
          </table:table-cell>
          <table:table-cell office:value-type="float" office:value="0.82675727607282" calcext:value-type="float">
            <text:p>0.83</text:p>
          </table:table-cell>
          <table:table-cell office:value-type="float" office:value="0.022178316705928" calcext:value-type="float">
            <text:p>0.02</text:p>
          </table:table-cell>
          <table:table-cell office:value-type="float" office:value="0.102272110468209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0" calcext:value-type="float">
            <text:p>0.00</text:p>
          </table:table-cell>
          <table:table-cell office:value-type="float" office:value="0.063092683321861" calcext:value-type="float">
            <text:p>0.06</text:p>
          </table:table-cell>
          <table:table-cell office:value-type="float" office:value="0.07892456573672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791140624367332" calcext:value-type="float">
            <text:p>0.79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0.784338407009292" calcext:value-type="float">
            <text:p>0.78</text:p>
          </table:table-cell>
          <table:table-cell office:value-type="float" office:value="0.014934946630791" calcext:value-type="float">
            <text:p>0.01</text:p>
          </table:table-cell>
          <table:table-cell office:value-type="float" office:value="0.053492675567307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135911176290791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0.169115650604526" calcext:value-type="float">
            <text:p>0.17</text:p>
          </table:table-cell>
          <table:table-cell office:value-type="float" office:value="0.151063710849531" calcext:value-type="float">
            <text:p>0.15</text:p>
          </table:table-cell>
          <table:table-cell office:value-type="float" office:value="0.31080800498315" calcext:value-type="float">
            <text:p>0.31</text:p>
          </table:table-cell>
          <table:table-cell office:value-type="float" office:value="0.116245547906917" calcext:value-type="float">
            <text:p>0.12</text:p>
          </table:table-cell>
          <table:table-cell office:value-type="float" office:value="0.243391736276373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0.072879523709644" calcext:value-type="float">
            <text:p>0.07</text:p>
          </table:table-cell>
          <table:table-cell office:value-type="float" office:value="0.001258490779135" calcext:value-type="float">
            <text:p>0.00</text:p>
          </table:table-cell>
          <table:table-cell office:value-type="float" office:value="0.012359024830991" calcext:value-type="float">
            <text:p>0.01</text:p>
          </table:table-cell>
          <table:table-cell office:value-type="float" office:value="0.622501169751045" calcext:value-type="float">
            <text:p>0.62</text:p>
          </table:table-cell>
          <table:table-cell office:value-type="float" office:value="0.258684393100889" calcext:value-type="float">
            <text:p>0.26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0.020913876366166" calcext:value-type="float">
            <text:p>0.02</text:p>
          </table:table-cell>
          <table:table-cell office:value-type="float" office:value="0.381425327411609" calcext:value-type="float">
            <text:p>0.38</text:p>
          </table:table-cell>
          <table:table-cell office:value-type="float" office:value="0.299406043904592" calcext:value-type="float">
            <text:p>0.30</text:p>
          </table:table-cell>
          <table:table-cell office:value-type="float" office:value="0.154692788249301" calcext:value-type="float">
            <text:p>0.15</text:p>
          </table:table-cell>
          <table:table-cell office:value-type="float" office:value="0.103913889743555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0.002639010731496" calcext:value-type="float">
            <text:p>0.00</text:p>
          </table:table-cell>
          <table:table-cell office:value-type="float" office:value="0.387167389710742" calcext:value-type="float">
            <text:p>0.39</text:p>
          </table:table-cell>
          <table:table-cell office:value-type="float" office:value="0.491927943951065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065107615396633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0.295023068487557" calcext:value-type="float">
            <text:p>0.30</text:p>
          </table:table-cell>
          <table:table-cell office:value-type="float" office:value="0.029681124675214" calcext:value-type="float">
            <text:p>0.03</text:p>
          </table:table-cell>
          <table:table-cell office:value-type="float" office:value="0.249862511155532" calcext:value-type="float">
            <text:p>0.25</text:p>
          </table:table-cell>
          <table:table-cell office:value-type="float" office:value="0.346318756771531" calcext:value-type="float">
            <text:p>0.35</text:p>
          </table:table-cell>
          <table:table-cell office:value-type="float" office:value="0.068038042422307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0.087556265427617" calcext:value-type="float">
            <text:p>0.09</text:p>
          </table:table-cell>
          <table:table-cell office:value-type="float" office:value="0.02925802236097" calcext:value-type="float">
            <text:p>0.03</text:p>
          </table:table-cell>
          <table:table-cell office:value-type="float" office:value="0.0039930303470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79192681864382" calcext:value-type="float">
            <text:p>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3:14:46.796859178</meta:creation-date>
    <dc:date>2019-03-30T23:26:22.820864053</dc:date>
    <meta:editing-duration>PT11M36S</meta:editing-duration>
    <meta:editing-cycles>2</meta:editing-cycles>
    <meta:generator>LibreOffice/6.0.7.3$Linux_X86_64 LibreOffice_project/00m0$Build-3</meta:generator>
    <meta:document-statistic meta:table-count="2" meta:cell-count="646" meta:object-count="0"/>
  </office:meta>
</office:document-meta>
</file>